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4" table:number-rows-spanned="1">
            <text:p>File selection, multiple and single file upload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29.5" calcext:value-type="float">
            <text:p>29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50.5" calcext:value-type="float">
            <text:p>150,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.00.0000</text:date>, <text:time style:data-style-name="N2" text:time-value="11:47:08.1192834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16T11:54:37.713722059</dc:date>
    <meta:editing-duration>PT2H43M32S</meta:editing-duration>
    <meta:editing-cycles>14</meta:editing-cycles>
    <meta:generator>LibreOffice/6.0.7.3$Linux_X86_64 LibreOffice_project/00m0$Build-3</meta:generator>
    <meta:document-statistic meta:table-count="1" meta:cell-count="33" meta:object-count="0"/>
  </office:meta>
</office:document-meta>
</file>